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7.276cm" fo:min-width="20.07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6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 fo:min-width="16.77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0.574cm" svg:height="17.526cm" svg:x="3.81cm" svg:y="2.03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402cm" svg:y1="10.074cm" svg:x2="3.45cm" svg:y2="10.074cm">
          <text:p/>
        </draw:line>
        <draw:line draw:style-name="gr2" draw:text-style-name="P2" draw:layer="layout" svg:x1="24.577cm" svg:y1="10.274cm" svg:x2="27.625cm" svg:y2="10.274cm">
          <text:p/>
        </draw:line>
        <draw:frame draw:style-name="gr3" draw:text-style-name="P3" draw:layer="layout" svg:width="1.176cm" svg:height="1.142cm" svg:x="0.602cm" svg:y="8.604cm">
          <draw:text-box>
            <text:p>In</text:p>
          </draw:text-box>
        </draw:frame>
        <draw:frame draw:style-name="gr4" draw:text-style-name="P3" draw:layer="layout" svg:width="1.526cm" svg:height="1.142cm" svg:x="24.914cm" svg:y="8.412cm">
          <draw:text-box>
            <text:p>Out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000000" draw:marker-start-width="0.356cm" draw:marker-start-center="false" draw:marker-end-width="0.356cm" draw:marker-end-center="false" draw:fill="none" draw:fill-color="#729fcf" draw:fill-image-width="0cm" draw:fill-image-height="0cm" draw:textarea-horizontal-align="justify" draw:auto-grow-width="true" fo:padding-top="0.30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51cm" svg:stroke-color="#000000" draw:marker-start="Arrow" draw:marker-start-width="0.127cm" draw:marker-end="Arrow" draw:marker-end-width="0.127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119cm"/>
    </style:style>
    <style:style style:name="Mgr2" style:family="graphic" style:parent-style-name="standard">
      <style:graphic-properties draw:stroke="none" draw:fill="none" draw:fill-color="#ffffff" draw:auto-grow-height="false" fo:min-height="1.397cm" fo:min-width="2.606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1.839cm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254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2.619cm" svg:height="1.396cm" svg:x="3.375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118cm" svg:height="1.396cm" svg:x="15.345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348cm" svg:height="1.396cm" svg:x="3.511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754cm" svg:height="1.396cm" svg:x="15.527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9T23:11:10.060052202</meta:creation-date>
    <dc:date>2019-03-21T21:53:30.306273992</dc:date>
    <meta:editing-duration>PT4M42S</meta:editing-duration>
    <meta:editing-cycles>4</meta:editing-cycles>
    <meta:generator>LibreOffice/5.1.6.2$Linux_X86_64 LibreOffice_project/10m0$Build-2</meta:generator>
    <meta:document-statistic meta:object-count="30"/>
  </office:meta>
</office:document-meta>
</file>